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lexity_20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y solution</text:p>
          </table:table-cell>
          <table:table-cell table:style-name="ce1" office:value-type="string" calcext:value-type="string">
            <text:p>given solutio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2"/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03" calcext:value-type="float">
            <text:p>6403</text:p>
          </table:table-cell>
          <table:table-cell office:value-type="float" office:value="0" calcext:value-type="float">
            <text:p>0</text:p>
          </table:table-cell>
          <table:table-cell office:value-type="float" office:value="64.909684" calcext:value-type="float">
            <text:p>64.909684</text:p>
          </table:table-cell>
          <table:table-cell/>
          <table:table-cell table:style-name="ce3"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747" calcext:value-type="float">
            <text:p>4747</text:p>
          </table:table-cell>
          <table:table-cell office:value-type="float" office:value="0" calcext:value-type="float">
            <text:p>0</text:p>
          </table:table-cell>
          <table:table-cell office:value-type="float" office:value="46.626896" calcext:value-type="float">
            <text:p>46.626896</text:p>
          </table:table-cell>
          <table:table-cell/>
          <table:table-cell office:value-type="string" calcext:value-type="string">
            <text:p>AVG</text:p>
          </table:table-cell>
          <table:table-cell table:formula="of:=AVERAGE([.D$1:.D$1048576])" office:value-type="float" office:value="0.09616697" calcext:value-type="float">
            <text:p>0.0961669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  <table:table-cell office:value-type="float" office:value="38.897374" calcext:value-type="float">
            <text:p>38.897374</text:p>
          </table:table-cell>
          <table:table-cell/>
          <table:table-cell office:value-type="string" calcext:value-type="string">
            <text:p>MAX</text:p>
          </table:table-cell>
          <table:table-cell table:formula="of:=MAX([.D$1:.D$1048576])" office:value-type="float" office:value="9.397218" calcext:value-type="float">
            <text:p>9.39721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  <table:table-cell office:value-type="float" office:value="57.192468" calcext:value-type="float">
            <text:p>57.19246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  <table:table-cell office:value-type="float" office:value="49.626341" calcext:value-type="float">
            <text:p>49.626341</text:p>
          </table:table-cell>
          <table:table-cell/>
          <table:table-cell table:style-name="ce3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669" calcext:value-type="float">
            <text:p>4669</text:p>
          </table:table-cell>
          <table:table-cell office:value-type="float" office:value="0" calcext:value-type="float">
            <text:p>0</text:p>
          </table:table-cell>
          <table:table-cell office:value-type="float" office:value="65.035482" calcext:value-type="float">
            <text:p>65.035482</text:p>
          </table:table-cell>
          <table:table-cell/>
          <table:table-cell office:value-type="string" calcext:value-type="string">
            <text:p>AVG</text:p>
          </table:table-cell>
          <table:table-cell table:formula="of:=AVERAGE([.E$1:.E$1048576])" office:value-type="float" office:value="53.2953507925" calcext:value-type="float">
            <text:p>53.295350792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9.211796" calcext:value-type="float">
            <text:p>59.211796</text:p>
          </table:table-cell>
          <table:table-cell/>
          <table:table-cell office:value-type="string" calcext:value-type="string">
            <text:p>MAX</text:p>
          </table:table-cell>
          <table:table-cell table:formula="of:=MAX([.E$1:.E$1048576])" office:value-type="float" office:value="81.52311" calcext:value-type="float">
            <text:p>81.5231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 office:value-type="float" office:value="56.151435" calcext:value-type="float">
            <text:p>56.1514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office:value-type="float" office:value="50.777903" calcext:value-type="float">
            <text:p>50.77790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843" calcext:value-type="float">
            <text:p>7843</text:p>
          </table:table-cell>
          <table:table-cell office:value-type="float" office:value="0" calcext:value-type="float">
            <text:p>0</text:p>
          </table:table-cell>
          <table:table-cell office:value-type="float" office:value="47.894026" calcext:value-type="float">
            <text:p>47.8940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683" calcext:value-type="float">
            <text:p>7683</text:p>
          </table:table-cell>
          <table:table-cell office:value-type="float" office:value="0" calcext:value-type="float">
            <text:p>0</text:p>
          </table:table-cell>
          <table:table-cell office:value-type="float" office:value="48.665452" calcext:value-type="float">
            <text:p>48.66545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375" calcext:value-type="float">
            <text:p>5375</text:p>
          </table:table-cell>
          <table:table-cell office:value-type="float" office:value="0" calcext:value-type="float">
            <text:p>0</text:p>
          </table:table-cell>
          <table:table-cell office:value-type="float" office:value="44.192251" calcext:value-type="float">
            <text:p>44.1922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office:value-type="float" office:value="63.24336" calcext:value-type="float">
            <text:p>63.2433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  <table:table-cell office:value-type="float" office:value="57.269863" calcext:value-type="float">
            <text:p>57.26986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046" calcext:value-type="float">
            <text:p>5046</text:p>
          </table:table-cell>
          <table:table-cell office:value-type="float" office:value="0" calcext:value-type="float">
            <text:p>0</text:p>
          </table:table-cell>
          <table:table-cell office:value-type="float" office:value="52.242179" calcext:value-type="float">
            <text:p>52.2421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936" calcext:value-type="float">
            <text:p>6936</text:p>
          </table:table-cell>
          <table:table-cell office:value-type="float" office:value="0" calcext:value-type="float">
            <text:p>0</text:p>
          </table:table-cell>
          <table:table-cell office:value-type="float" office:value="41.023123" calcext:value-type="float">
            <text:p>41.02312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948" calcext:value-type="float">
            <text:p>7948</text:p>
          </table:table-cell>
          <table:table-cell office:value-type="float" office:value="0" calcext:value-type="float">
            <text:p>0</text:p>
          </table:table-cell>
          <table:table-cell office:value-type="float" office:value="64.131661" calcext:value-type="float">
            <text:p>64.1316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538" calcext:value-type="float">
            <text:p>6538</text:p>
          </table:table-cell>
          <table:table-cell office:value-type="float" office:value="0" calcext:value-type="float">
            <text:p>0</text:p>
          </table:table-cell>
          <table:table-cell office:value-type="float" office:value="46.312864" calcext:value-type="float">
            <text:p>46.31286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609" calcext:value-type="float">
            <text:p>5609</text:p>
          </table:table-cell>
          <table:table-cell office:value-type="float" office:value="0" calcext:value-type="float">
            <text:p>0</text:p>
          </table:table-cell>
          <table:table-cell office:value-type="float" office:value="39.968747" calcext:value-type="float">
            <text:p>39.96874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float" office:value="61.913362" calcext:value-type="float">
            <text:p>61.9133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6451" calcext:value-type="float">
            <text:p>6451</text:p>
          </table:table-cell>
          <table:table-cell office:value-type="float" office:value="0" calcext:value-type="float">
            <text:p>0</text:p>
          </table:table-cell>
          <table:table-cell office:value-type="float" office:value="60.150931" calcext:value-type="float">
            <text:p>60.15093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6289" calcext:value-type="float">
            <text:p>6289</text:p>
          </table:table-cell>
          <table:table-cell office:value-type="float" office:value="0" calcext:value-type="float">
            <text:p>0</text:p>
          </table:table-cell>
          <table:table-cell office:value-type="float" office:value="50.704649" calcext:value-type="float">
            <text:p>50.70464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746" calcext:value-type="float">
            <text:p>5746</text:p>
          </table:table-cell>
          <table:table-cell office:value-type="float" office:value="0" calcext:value-type="float">
            <text:p>0</text:p>
          </table:table-cell>
          <table:table-cell office:value-type="float" office:value="58.604868" calcext:value-type="float">
            <text:p>58.60486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886" calcext:value-type="float">
            <text:p>4886</text:p>
          </table:table-cell>
          <table:table-cell office:value-type="float" office:value="0" calcext:value-type="float">
            <text:p>0</text:p>
          </table:table-cell>
          <table:table-cell office:value-type="float" office:value="44.224218" calcext:value-type="float">
            <text:p>44.22421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6830" calcext:value-type="float">
            <text:p>6830</text:p>
          </table:table-cell>
          <table:table-cell office:value-type="float" office:value="0" calcext:value-type="float">
            <text:p>0</text:p>
          </table:table-cell>
          <table:table-cell office:value-type="float" office:value="58.485703" calcext:value-type="float">
            <text:p>58.48570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  <table:table-cell office:value-type="float" office:value="52.564326" calcext:value-type="float">
            <text:p>52.564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7237" calcext:value-type="float">
            <text:p>7237</text:p>
          </table:table-cell>
          <table:table-cell office:value-type="float" office:value="0" calcext:value-type="float">
            <text:p>0</text:p>
          </table:table-cell>
          <table:table-cell office:value-type="float" office:value="57.633615" calcext:value-type="float">
            <text:p>57.63361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43.555229" calcext:value-type="float">
            <text:p>43.55522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613" calcext:value-type="float">
            <text:p>5613</text:p>
          </table:table-cell>
          <table:table-cell office:value-type="float" office:value="0" calcext:value-type="float">
            <text:p>0</text:p>
          </table:table-cell>
          <table:table-cell office:value-type="float" office:value="52.810095" calcext:value-type="float">
            <text:p>52.81009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493" calcext:value-type="float">
            <text:p>3493</text:p>
          </table:table-cell>
          <table:table-cell office:value-type="float" office:value="0" calcext:value-type="float">
            <text:p>0</text:p>
          </table:table-cell>
          <table:table-cell office:value-type="float" office:value="53.72019" calcext:value-type="float">
            <text:p>53.7201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51.357715" calcext:value-type="float">
            <text:p>51.35771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48.857456" calcext:value-type="float">
            <text:p>48.85745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49.201465" calcext:value-type="float">
            <text:p>49.20146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 office:value-type="float" office:value="52.301818" calcext:value-type="float">
            <text:p>52.30181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403" calcext:value-type="float">
            <text:p>3403</text:p>
          </table:table-cell>
          <table:table-cell office:value-type="float" office:value="0" calcext:value-type="float">
            <text:p>0</text:p>
          </table:table-cell>
          <table:table-cell office:value-type="float" office:value="52.941051" calcext:value-type="float">
            <text:p>52.94105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 office:value-type="float" office:value="48.417506" calcext:value-type="float">
            <text:p>48.4175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  <table:table-cell office:value-type="float" office:value="42.108566" calcext:value-type="float">
            <text:p>42.10856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  <table:table-cell office:value-type="float" office:value="36.123008" calcext:value-type="float">
            <text:p>36.1230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54.412196" calcext:value-type="float">
            <text:p>54.41219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44.070389" calcext:value-type="float">
            <text:p>44.07038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41.590141" calcext:value-type="float">
            <text:p>41.59014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53.488679" calcext:value-type="float">
            <text:p>53.48867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  <table:table-cell office:value-type="float" office:value="52.565616" calcext:value-type="float">
            <text:p>52.56561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  <table:table-cell office:value-type="float" office:value="60.436195" calcext:value-type="float">
            <text:p>60.43619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7.967897" calcext:value-type="float">
            <text:p>57.9678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  <table:table-cell office:value-type="float" office:value="42.121392" calcext:value-type="float">
            <text:p>42.12139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60.151414" calcext:value-type="float">
            <text:p>60.15141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  <table:table-cell office:value-type="float" office:value="62.467847" calcext:value-type="float">
            <text:p>62.46784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office:value-type="float" office:value="55.008636" calcext:value-type="float">
            <text:p>55.00863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51.667501" calcext:value-type="float">
            <text:p>51.66750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731" calcext:value-type="float">
            <text:p>3731</text:p>
          </table:table-cell>
          <table:table-cell office:value-type="float" office:value="0" calcext:value-type="float">
            <text:p>0</text:p>
          </table:table-cell>
          <table:table-cell office:value-type="float" office:value="54.657268" calcext:value-type="float">
            <text:p>54.65726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194" calcext:value-type="float">
            <text:p>4194</text:p>
          </table:table-cell>
          <table:table-cell office:value-type="float" office:value="0" calcext:value-type="float">
            <text:p>0</text:p>
          </table:table-cell>
          <table:table-cell office:value-type="float" office:value="53.596709" calcext:value-type="float">
            <text:p>53.59670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  <table:table-cell office:value-type="float" office:value="48.439501" calcext:value-type="float">
            <text:p>48.43950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 office:value-type="float" office:value="56.61379" calcext:value-type="float">
            <text:p>56.6137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 office:value-type="float" office:value="55.601402" calcext:value-type="float">
            <text:p>55.60140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float" office:value="47.445165" calcext:value-type="float">
            <text:p>47.44516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 office:value-type="float" office:value="46.789964" calcext:value-type="float">
            <text:p>46.7899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144" calcext:value-type="float">
            <text:p>4144</text:p>
          </table:table-cell>
          <table:table-cell office:value-type="float" office:value="0" calcext:value-type="float">
            <text:p>0</text:p>
          </table:table-cell>
          <table:table-cell office:value-type="float" office:value="68.979055" calcext:value-type="float">
            <text:p>68.97905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389" calcext:value-type="float">
            <text:p>4389</text:p>
          </table:table-cell>
          <table:table-cell office:value-type="float" office:value="0" calcext:value-type="float">
            <text:p>0</text:p>
          </table:table-cell>
          <table:table-cell office:value-type="float" office:value="60.055352" calcext:value-type="float">
            <text:p>60.05535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752" calcext:value-type="float">
            <text:p>3752</text:p>
          </table:table-cell>
          <table:table-cell office:value-type="float" office:value="0" calcext:value-type="float">
            <text:p>0</text:p>
          </table:table-cell>
          <table:table-cell office:value-type="float" office:value="52.50539" calcext:value-type="float">
            <text:p>52.5053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50.857454" calcext:value-type="float">
            <text:p>50.85745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office:value-type="float" office:value="57.084641" calcext:value-type="float">
            <text:p>57.08464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  <table:table-cell office:value-type="float" office:value="39.513114" calcext:value-type="float">
            <text:p>39.513114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office:value-type="float" office:value="60.760165" calcext:value-type="float">
            <text:p>60.76016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float" office:value="50.341931" calcext:value-type="float">
            <text:p>50.34193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office:value-type="float" office:value="50.283524" calcext:value-type="float">
            <text:p>50.2835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office:value-type="float" office:value="53.883021" calcext:value-type="float">
            <text:p>53.88302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669" calcext:value-type="float">
            <text:p>3669</text:p>
          </table:table-cell>
          <table:table-cell office:value-type="float" office:value="0" calcext:value-type="float">
            <text:p>0</text:p>
          </table:table-cell>
          <table:table-cell office:value-type="float" office:value="57.832029" calcext:value-type="float">
            <text:p>57.83202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551" calcext:value-type="float">
            <text:p>3551</text:p>
          </table:table-cell>
          <table:table-cell office:value-type="float" office:value="0" calcext:value-type="float">
            <text:p>0</text:p>
          </table:table-cell>
          <table:table-cell office:value-type="float" office:value="50.621705" calcext:value-type="float">
            <text:p>50.62170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65.383515" calcext:value-type="float">
            <text:p>65.38351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 office:value-type="float" office:value="45.964592" calcext:value-type="float">
            <text:p>45.96459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217" calcext:value-type="float">
            <text:p>4217</text:p>
          </table:table-cell>
          <table:table-cell office:value-type="float" office:value="0" calcext:value-type="float">
            <text:p>0</text:p>
          </table:table-cell>
          <table:table-cell office:value-type="float" office:value="56.18144" calcext:value-type="float">
            <text:p>56.1814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4192" calcext:value-type="float">
            <text:p>4192</text:p>
          </table:table-cell>
          <table:table-cell office:value-type="float" office:value="0" calcext:value-type="float">
            <text:p>0</text:p>
          </table:table-cell>
          <table:table-cell office:value-type="float" office:value="56.370024" calcext:value-type="float">
            <text:p>56.37002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  <table:table-cell office:value-type="float" office:value="38.905409" calcext:value-type="float">
            <text:p>38.90540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  <table:table-cell office:value-type="float" office:value="57.126706" calcext:value-type="float">
            <text:p>57.1267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  <table:table-cell office:value-type="float" office:value="70.213403" calcext:value-type="float">
            <text:p>70.21340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  <table:table-cell office:value-type="float" office:value="48.065484" calcext:value-type="float">
            <text:p>48.06548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694" calcext:value-type="float">
            <text:p>3694</text:p>
          </table:table-cell>
          <table:table-cell office:value-type="float" office:value="0" calcext:value-type="float">
            <text:p>0</text:p>
          </table:table-cell>
          <table:table-cell office:value-type="float" office:value="49.309419" calcext:value-type="float">
            <text:p>49.30941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4032" calcext:value-type="float">
            <text:p>4032</text:p>
          </table:table-cell>
          <table:table-cell office:value-type="float" office:value="0" calcext:value-type="float">
            <text:p>0</text:p>
          </table:table-cell>
          <table:table-cell office:value-type="float" office:value="65.447273" calcext:value-type="float">
            <text:p>65.44727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office:value-type="float" office:value="55.220242" calcext:value-type="float">
            <text:p>55.22024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  <table:table-cell office:value-type="float" office:value="50.528114" calcext:value-type="float">
            <text:p>50.52811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 office:value-type="float" office:value="43.381535" calcext:value-type="float">
            <text:p>43.38153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49.715044" calcext:value-type="float">
            <text:p>49.71504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  <table:table-cell office:value-type="float" office:value="46.819496" calcext:value-type="float">
            <text:p>46.81949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  <table:table-cell office:value-type="float" office:value="56.692003" calcext:value-type="float">
            <text:p>56.69200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67.415039" calcext:value-type="float">
            <text:p>67.41503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863" calcext:value-type="float">
            <text:p>3863</text:p>
          </table:table-cell>
          <table:table-cell office:value-type="float" office:value="0" calcext:value-type="float">
            <text:p>0</text:p>
          </table:table-cell>
          <table:table-cell office:value-type="float" office:value="56.613229" calcext:value-type="float">
            <text:p>56.61322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4.835258" calcext:value-type="float">
            <text:p>54.83525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4206" calcext:value-type="float">
            <text:p>4206</text:p>
          </table:table-cell>
          <table:table-cell office:value-type="float" office:value="0" calcext:value-type="float">
            <text:p>0</text:p>
          </table:table-cell>
          <table:table-cell office:value-type="float" office:value="50.180396" calcext:value-type="float">
            <text:p>50.18039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52.909884" calcext:value-type="float">
            <text:p>52.90988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  <table:table-cell office:value-type="float" office:value="53.466201" calcext:value-type="float">
            <text:p>53.46620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39.620977" calcext:value-type="float">
            <text:p>39.62097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  <table:table-cell office:value-type="float" office:value="52.313915" calcext:value-type="float">
            <text:p>52.31391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58.693236" calcext:value-type="float">
            <text:p>58.69323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  <table:table-cell office:value-type="float" office:value="53.989142" calcext:value-type="float">
            <text:p>53.98914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office:value-type="float" office:value="57.407698" calcext:value-type="float">
            <text:p>57.40769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office:value-type="float" office:value="49.237997" calcext:value-type="float">
            <text:p>49.23799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072" calcext:value-type="float">
            <text:p>6072</text:p>
          </table:table-cell>
          <table:table-cell office:value-type="float" office:value="0" calcext:value-type="float">
            <text:p>0</text:p>
          </table:table-cell>
          <table:table-cell office:value-type="float" office:value="59.263312" calcext:value-type="float">
            <text:p>59.26331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25" calcext:value-type="float">
            <text:p>4525</text:p>
          </table:table-cell>
          <table:table-cell office:value-type="float" office:value="4641" calcext:value-type="float">
            <text:p>4641</text:p>
          </table:table-cell>
          <table:table-cell office:value-type="float" office:value="2.499461" calcext:value-type="float">
            <text:p>2.499461</text:p>
          </table:table-cell>
          <table:table-cell office:value-type="float" office:value="76.523235" calcext:value-type="float">
            <text:p>76.52323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6887" calcext:value-type="float">
            <text:p>6887</text:p>
          </table:table-cell>
          <table:table-cell office:value-type="float" office:value="0" calcext:value-type="float">
            <text:p>0</text:p>
          </table:table-cell>
          <table:table-cell office:value-type="float" office:value="56.969034" calcext:value-type="float">
            <text:p>56.96903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6132" calcext:value-type="float">
            <text:p>6132</text:p>
          </table:table-cell>
          <table:table-cell office:value-type="float" office:value="0" calcext:value-type="float">
            <text:p>0</text:p>
          </table:table-cell>
          <table:table-cell office:value-type="float" office:value="54.38437" calcext:value-type="float">
            <text:p>54.3843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790" calcext:value-type="float">
            <text:p>6790</text:p>
          </table:table-cell>
          <table:table-cell office:value-type="float" office:value="0" calcext:value-type="float">
            <text:p>0</text:p>
          </table:table-cell>
          <table:table-cell office:value-type="float" office:value="51.231444" calcext:value-type="float">
            <text:p>51.23144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7577" calcext:value-type="float">
            <text:p>7577</text:p>
          </table:table-cell>
          <table:table-cell office:value-type="float" office:value="0" calcext:value-type="float">
            <text:p>0</text:p>
          </table:table-cell>
          <table:table-cell office:value-type="float" office:value="73.534439" calcext:value-type="float">
            <text:p>73.53443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6.812585" calcext:value-type="float">
            <text:p>56.812585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float" office:value="54.698481" calcext:value-type="float">
            <text:p>54.69848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259" calcext:value-type="float">
            <text:p>4259</text:p>
          </table:table-cell>
          <table:table-cell office:value-type="float" office:value="0" calcext:value-type="float">
            <text:p>0</text:p>
          </table:table-cell>
          <table:table-cell office:value-type="float" office:value="43.801444" calcext:value-type="float">
            <text:p>43.80144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0" calcext:value-type="float">
            <text:p>0</text:p>
          </table:table-cell>
          <table:table-cell office:value-type="float" office:value="39.13369" calcext:value-type="float">
            <text:p>39.13369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  <table:table-cell office:value-type="float" office:value="54.539658" calcext:value-type="float">
            <text:p>54.53965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  <table:table-cell office:value-type="float" office:value="53.11188" calcext:value-type="float">
            <text:p>53.1118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6.93113" calcext:value-type="float">
            <text:p>56.9311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  <table:table-cell office:value-type="float" office:value="58.718209" calcext:value-type="float">
            <text:p>58.71820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office:value-type="float" office:value="41.105484" calcext:value-type="float">
            <text:p>41.10548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6192" calcext:value-type="float">
            <text:p>6192</text:p>
          </table:table-cell>
          <table:table-cell office:value-type="float" office:value="0" calcext:value-type="float">
            <text:p>0</text:p>
          </table:table-cell>
          <table:table-cell office:value-type="float" office:value="44.434295" calcext:value-type="float">
            <text:p>44.43429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6407" calcext:value-type="float">
            <text:p>6407</text:p>
          </table:table-cell>
          <table:table-cell office:value-type="float" office:value="0" calcext:value-type="float">
            <text:p>0</text:p>
          </table:table-cell>
          <table:table-cell office:value-type="float" office:value="52.994726" calcext:value-type="float">
            <text:p>52.99472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6605" calcext:value-type="float">
            <text:p>6605</text:p>
          </table:table-cell>
          <table:table-cell office:value-type="float" office:value="0" calcext:value-type="float">
            <text:p>0</text:p>
          </table:table-cell>
          <table:table-cell office:value-type="float" office:value="41.233693" calcext:value-type="float">
            <text:p>41.23369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  <table:table-cell office:value-type="float" office:value="48.885783" calcext:value-type="float">
            <text:p>48.88578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6529" calcext:value-type="float">
            <text:p>6529</text:p>
          </table:table-cell>
          <table:table-cell office:value-type="float" office:value="0" calcext:value-type="float">
            <text:p>0</text:p>
          </table:table-cell>
          <table:table-cell office:value-type="float" office:value="39.767813" calcext:value-type="float">
            <text:p>39.76781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7821" calcext:value-type="float">
            <text:p>7821</text:p>
          </table:table-cell>
          <table:table-cell office:value-type="float" office:value="0" calcext:value-type="float">
            <text:p>0</text:p>
          </table:table-cell>
          <table:table-cell office:value-type="float" office:value="48.80797" calcext:value-type="float">
            <text:p>48.8079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7238" calcext:value-type="float">
            <text:p>7238</text:p>
          </table:table-cell>
          <table:table-cell office:value-type="float" office:value="0" calcext:value-type="float">
            <text:p>0</text:p>
          </table:table-cell>
          <table:table-cell office:value-type="float" office:value="61.306216" calcext:value-type="float">
            <text:p>61.306216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4.650112" calcext:value-type="float">
            <text:p>54.65011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41.333145" calcext:value-type="float">
            <text:p>41.333145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8727" calcext:value-type="float">
            <text:p>8727</text:p>
          </table:table-cell>
          <table:table-cell office:value-type="float" office:value="0" calcext:value-type="float">
            <text:p>0</text:p>
          </table:table-cell>
          <table:table-cell office:value-type="float" office:value="59.753805" calcext:value-type="float">
            <text:p>59.75380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office:value-type="float" office:value="54.450097" calcext:value-type="float">
            <text:p>54.45009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5643" calcext:value-type="float">
            <text:p>5643</text:p>
          </table:table-cell>
          <table:table-cell office:value-type="float" office:value="0" calcext:value-type="float">
            <text:p>0</text:p>
          </table:table-cell>
          <table:table-cell office:value-type="float" office:value="43.892284" calcext:value-type="float">
            <text:p>43.89228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58.529029" calcext:value-type="float">
            <text:p>58.52902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382" calcext:value-type="float">
            <text:p>4382</text:p>
          </table:table-cell>
          <table:table-cell office:value-type="float" office:value="0" calcext:value-type="float">
            <text:p>0</text:p>
          </table:table-cell>
          <table:table-cell office:value-type="float" office:value="73.197539" calcext:value-type="float">
            <text:p>73.19753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  <table:table-cell office:value-type="float" office:value="58.422507" calcext:value-type="float">
            <text:p>58.422507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  <table:table-cell office:value-type="float" office:value="45.789138" calcext:value-type="float">
            <text:p>45.78913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196" calcext:value-type="float">
            <text:p>6196</text:p>
          </table:table-cell>
          <table:table-cell office:value-type="float" office:value="0" calcext:value-type="float">
            <text:p>0</text:p>
          </table:table-cell>
          <table:table-cell office:value-type="float" office:value="51.38509" calcext:value-type="float">
            <text:p>51.3850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8786" calcext:value-type="float">
            <text:p>8786</text:p>
          </table:table-cell>
          <table:table-cell office:value-type="float" office:value="0" calcext:value-type="float">
            <text:p>0</text:p>
          </table:table-cell>
          <table:table-cell office:value-type="float" office:value="69.521834" calcext:value-type="float">
            <text:p>69.52183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6323" calcext:value-type="float">
            <text:p>6323</text:p>
          </table:table-cell>
          <table:table-cell office:value-type="float" office:value="0" calcext:value-type="float">
            <text:p>0</text:p>
          </table:table-cell>
          <table:table-cell office:value-type="float" office:value="47.816369" calcext:value-type="float">
            <text:p>47.81636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office:value-type="float" office:value="53.498188" calcext:value-type="float">
            <text:p>53.498188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office:value-type="float" office:value="54.546433" calcext:value-type="float">
            <text:p>54.54643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07" calcext:value-type="float">
            <text:p>3707</text:p>
          </table:table-cell>
          <table:table-cell office:value-type="float" office:value="4081" calcext:value-type="float">
            <text:p>4081</text:p>
          </table:table-cell>
          <table:table-cell office:value-type="float" office:value="9.16442" calcext:value-type="float">
            <text:p>9.16442</text:p>
          </table:table-cell>
          <table:table-cell office:value-type="float" office:value="61.863634" calcext:value-type="float">
            <text:p>61.86363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48.427357" calcext:value-type="float">
            <text:p>48.42735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5633" calcext:value-type="float">
            <text:p>5633</text:p>
          </table:table-cell>
          <table:table-cell office:value-type="float" office:value="0" calcext:value-type="float">
            <text:p>0</text:p>
          </table:table-cell>
          <table:table-cell office:value-type="float" office:value="55.808139" calcext:value-type="float">
            <text:p>55.80813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8816" calcext:value-type="float">
            <text:p>8816</text:p>
          </table:table-cell>
          <table:table-cell office:value-type="float" office:value="0" calcext:value-type="float">
            <text:p>0</text:p>
          </table:table-cell>
          <table:table-cell office:value-type="float" office:value="71.016857" calcext:value-type="float">
            <text:p>71.01685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5866" calcext:value-type="float">
            <text:p>5866</text:p>
          </table:table-cell>
          <table:table-cell office:value-type="float" office:value="0" calcext:value-type="float">
            <text:p>0</text:p>
          </table:table-cell>
          <table:table-cell office:value-type="float" office:value="49.856528" calcext:value-type="float">
            <text:p>49.85652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6483" calcext:value-type="float">
            <text:p>6483</text:p>
          </table:table-cell>
          <table:table-cell office:value-type="float" office:value="0" calcext:value-type="float">
            <text:p>0</text:p>
          </table:table-cell>
          <table:table-cell office:value-type="float" office:value="58.022774" calcext:value-type="float">
            <text:p>58.022774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office:value-type="float" office:value="39.491693" calcext:value-type="float">
            <text:p>39.491693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office:value-type="float" office:value="48.427735" calcext:value-type="float">
            <text:p>48.42773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6201" calcext:value-type="float">
            <text:p>6201</text:p>
          </table:table-cell>
          <table:table-cell office:value-type="float" office:value="0" calcext:value-type="float">
            <text:p>0</text:p>
          </table:table-cell>
          <table:table-cell office:value-type="float" office:value="49.301034" calcext:value-type="float">
            <text:p>49.30103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6179" calcext:value-type="float">
            <text:p>6179</text:p>
          </table:table-cell>
          <table:table-cell office:value-type="float" office:value="0" calcext:value-type="float">
            <text:p>0</text:p>
          </table:table-cell>
          <table:table-cell office:value-type="float" office:value="51.979807" calcext:value-type="float">
            <text:p>51.97980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5874" calcext:value-type="float">
            <text:p>5874</text:p>
          </table:table-cell>
          <table:table-cell office:value-type="float" office:value="0" calcext:value-type="float">
            <text:p>0</text:p>
          </table:table-cell>
          <table:table-cell office:value-type="float" office:value="52.642428" calcext:value-type="float">
            <text:p>52.64242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7276" calcext:value-type="float">
            <text:p>7276</text:p>
          </table:table-cell>
          <table:table-cell office:value-type="float" office:value="0" calcext:value-type="float">
            <text:p>0</text:p>
          </table:table-cell>
          <table:table-cell office:value-type="float" office:value="56.961212" calcext:value-type="float">
            <text:p>56.96121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5398" calcext:value-type="float">
            <text:p>5398</text:p>
          </table:table-cell>
          <table:table-cell office:value-type="float" office:value="0" calcext:value-type="float">
            <text:p>0</text:p>
          </table:table-cell>
          <table:table-cell office:value-type="float" office:value="37.711369" calcext:value-type="float">
            <text:p>37.71136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office:value-type="float" office:value="42.547419" calcext:value-type="float">
            <text:p>42.54741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  <table:table-cell office:value-type="float" office:value="56.207435" calcext:value-type="float">
            <text:p>56.20743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4206" calcext:value-type="float">
            <text:p>4206</text:p>
          </table:table-cell>
          <table:table-cell office:value-type="float" office:value="0" calcext:value-type="float">
            <text:p>0</text:p>
          </table:table-cell>
          <table:table-cell office:value-type="float" office:value="52.566165" calcext:value-type="float">
            <text:p>52.56616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5528" calcext:value-type="float">
            <text:p>5528</text:p>
          </table:table-cell>
          <table:table-cell office:value-type="float" office:value="0" calcext:value-type="float">
            <text:p>0</text:p>
          </table:table-cell>
          <table:table-cell office:value-type="float" office:value="52.384947" calcext:value-type="float">
            <text:p>52.38494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  <table:table-cell office:value-type="float" office:value="54.34654" calcext:value-type="float">
            <text:p>54.3465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7280" calcext:value-type="float">
            <text:p>7280</text:p>
          </table:table-cell>
          <table:table-cell office:value-type="float" office:value="0" calcext:value-type="float">
            <text:p>0</text:p>
          </table:table-cell>
          <table:table-cell office:value-type="float" office:value="49.500507" calcext:value-type="float">
            <text:p>49.50050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5044" calcext:value-type="float">
            <text:p>5044</text:p>
          </table:table-cell>
          <table:table-cell office:value-type="float" office:value="0" calcext:value-type="float">
            <text:p>0</text:p>
          </table:table-cell>
          <table:table-cell office:value-type="float" office:value="45.82477" calcext:value-type="float">
            <text:p>45.8247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5541" calcext:value-type="float">
            <text:p>5541</text:p>
          </table:table-cell>
          <table:table-cell office:value-type="float" office:value="0" calcext:value-type="float">
            <text:p>0</text:p>
          </table:table-cell>
          <table:table-cell office:value-type="float" office:value="51.035842" calcext:value-type="float">
            <text:p>51.03584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6179" calcext:value-type="float">
            <text:p>6179</text:p>
          </table:table-cell>
          <table:table-cell office:value-type="float" office:value="0" calcext:value-type="float">
            <text:p>0</text:p>
          </table:table-cell>
          <table:table-cell office:value-type="float" office:value="48.735577" calcext:value-type="float">
            <text:p>48.73557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001" calcext:value-type="float">
            <text:p>7001</text:p>
          </table:table-cell>
          <table:table-cell office:value-type="float" office:value="0" calcext:value-type="float">
            <text:p>0</text:p>
          </table:table-cell>
          <table:table-cell office:value-type="float" office:value="53.922464" calcext:value-type="float">
            <text:p>53.92246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8538" calcext:value-type="float">
            <text:p>8538</text:p>
          </table:table-cell>
          <table:table-cell office:value-type="float" office:value="0" calcext:value-type="float">
            <text:p>0</text:p>
          </table:table-cell>
          <table:table-cell office:value-type="float" office:value="43.300119" calcext:value-type="float">
            <text:p>43.300119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  <table:table-cell office:value-type="float" office:value="67.865313" calcext:value-type="float">
            <text:p>67.865313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7251" calcext:value-type="float">
            <text:p>7251</text:p>
          </table:table-cell>
          <table:table-cell office:value-type="float" office:value="0" calcext:value-type="float">
            <text:p>0</text:p>
          </table:table-cell>
          <table:table-cell office:value-type="float" office:value="50.824627" calcext:value-type="float">
            <text:p>50.824627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  <table:table-cell office:value-type="float" office:value="56.79354" calcext:value-type="float">
            <text:p>56.7935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office:value-type="float" office:value="54.401866" calcext:value-type="float">
            <text:p>54.40186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  <table:table-cell office:value-type="float" office:value="54.05867" calcext:value-type="float">
            <text:p>54.05867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float" office:value="45.762415" calcext:value-type="float">
            <text:p>45.76241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6535" calcext:value-type="float">
            <text:p>6535</text:p>
          </table:table-cell>
          <table:table-cell office:value-type="float" office:value="0" calcext:value-type="float">
            <text:p>0</text:p>
          </table:table-cell>
          <table:table-cell office:value-type="float" office:value="52.118689" calcext:value-type="float">
            <text:p>52.11868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6303" calcext:value-type="float">
            <text:p>6303</text:p>
          </table:table-cell>
          <table:table-cell office:value-type="float" office:value="0" calcext:value-type="float">
            <text:p>0</text:p>
          </table:table-cell>
          <table:table-cell office:value-type="float" office:value="48.50737" calcext:value-type="float">
            <text:p>48.5073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office:value-type="float" office:value="53.316803" calcext:value-type="float">
            <text:p>53.31680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6983" calcext:value-type="float">
            <text:p>6983</text:p>
          </table:table-cell>
          <table:table-cell office:value-type="float" office:value="0" calcext:value-type="float">
            <text:p>0</text:p>
          </table:table-cell>
          <table:table-cell office:value-type="float" office:value="53.872002" calcext:value-type="float">
            <text:p>53.87200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8216" calcext:value-type="float">
            <text:p>8216</text:p>
          </table:table-cell>
          <table:table-cell office:value-type="float" office:value="0" calcext:value-type="float">
            <text:p>0</text:p>
          </table:table-cell>
          <table:table-cell office:value-type="float" office:value="55.782926" calcext:value-type="float">
            <text:p>55.78292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5946" calcext:value-type="float">
            <text:p>5946</text:p>
          </table:table-cell>
          <table:table-cell office:value-type="float" office:value="0" calcext:value-type="float">
            <text:p>0</text:p>
          </table:table-cell>
          <table:table-cell office:value-type="float" office:value="55.947947" calcext:value-type="float">
            <text:p>55.94794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158" calcext:value-type="float">
            <text:p>7158</text:p>
          </table:table-cell>
          <table:table-cell office:value-type="float" office:value="0" calcext:value-type="float">
            <text:p>0</text:p>
          </table:table-cell>
          <table:table-cell office:value-type="float" office:value="51.251576" calcext:value-type="float">
            <text:p>51.25157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6558" calcext:value-type="float">
            <text:p>6558</text:p>
          </table:table-cell>
          <table:table-cell office:value-type="float" office:value="0" calcext:value-type="float">
            <text:p>0</text:p>
          </table:table-cell>
          <table:table-cell office:value-type="float" office:value="43.847619" calcext:value-type="float">
            <text:p>43.84761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529" calcext:value-type="float">
            <text:p>6529</text:p>
          </table:table-cell>
          <table:table-cell office:value-type="float" office:value="0" calcext:value-type="float">
            <text:p>0</text:p>
          </table:table-cell>
          <table:table-cell office:value-type="float" office:value="71.822039" calcext:value-type="float">
            <text:p>71.82203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940" calcext:value-type="float">
            <text:p>4940</text:p>
          </table:table-cell>
          <table:table-cell office:value-type="float" office:value="0" calcext:value-type="float">
            <text:p>0</text:p>
          </table:table-cell>
          <table:table-cell office:value-type="float" office:value="44.474569" calcext:value-type="float">
            <text:p>44.47456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6963" calcext:value-type="float">
            <text:p>6963</text:p>
          </table:table-cell>
          <table:table-cell office:value-type="float" office:value="0" calcext:value-type="float">
            <text:p>0</text:p>
          </table:table-cell>
          <table:table-cell office:value-type="float" office:value="62.570354" calcext:value-type="float">
            <text:p>62.57035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office:value-type="float" office:value="52.561164" calcext:value-type="float">
            <text:p>52.56116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8429" calcext:value-type="float">
            <text:p>8429</text:p>
          </table:table-cell>
          <table:table-cell office:value-type="float" office:value="0" calcext:value-type="float">
            <text:p>0</text:p>
          </table:table-cell>
          <table:table-cell office:value-type="float" office:value="55.554418" calcext:value-type="float">
            <text:p>55.55441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6797" calcext:value-type="float">
            <text:p>6797</text:p>
          </table:table-cell>
          <table:table-cell office:value-type="float" office:value="0" calcext:value-type="float">
            <text:p>0</text:p>
          </table:table-cell>
          <table:table-cell office:value-type="float" office:value="62.012415" calcext:value-type="float">
            <text:p>62.01241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41.599001" calcext:value-type="float">
            <text:p>41.59900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 office:value-type="float" office:value="62.965889" calcext:value-type="float">
            <text:p>62.96588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5207" calcext:value-type="float">
            <text:p>5207</text:p>
          </table:table-cell>
          <table:table-cell office:value-type="float" office:value="0" calcext:value-type="float">
            <text:p>0</text:p>
          </table:table-cell>
          <table:table-cell office:value-type="float" office:value="45.921217" calcext:value-type="float">
            <text:p>45.92121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451" calcext:value-type="float">
            <text:p>6451</text:p>
          </table:table-cell>
          <table:table-cell office:value-type="float" office:value="0" calcext:value-type="float">
            <text:p>0</text:p>
          </table:table-cell>
          <table:table-cell office:value-type="float" office:value="50.757831" calcext:value-type="float">
            <text:p>50.75783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43" calcext:value-type="float">
            <text:p>6543</text:p>
          </table:table-cell>
          <table:table-cell office:value-type="float" office:value="0" calcext:value-type="float">
            <text:p>0</text:p>
          </table:table-cell>
          <table:table-cell office:value-type="float" office:value="60.631586" calcext:value-type="float">
            <text:p>60.63158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office:value-type="float" office:value="47.723621" calcext:value-type="float">
            <text:p>47.72362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office:value-type="float" office:value="56.793823" calcext:value-type="float">
            <text:p>56.79382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5547" calcext:value-type="float">
            <text:p>5547</text:p>
          </table:table-cell>
          <table:table-cell office:value-type="float" office:value="0" calcext:value-type="float">
            <text:p>0</text:p>
          </table:table-cell>
          <table:table-cell office:value-type="float" office:value="46.079178" calcext:value-type="float">
            <text:p>46.07917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0" calcext:value-type="float">
            <text:p>0</text:p>
          </table:table-cell>
          <table:table-cell office:value-type="float" office:value="47.359302" calcext:value-type="float">
            <text:p>47.359302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7907" calcext:value-type="float">
            <text:p>7907</text:p>
          </table:table-cell>
          <table:table-cell office:value-type="float" office:value="0" calcext:value-type="float">
            <text:p>0</text:p>
          </table:table-cell>
          <table:table-cell office:value-type="float" office:value="58.174619" calcext:value-type="float">
            <text:p>58.17461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7249" calcext:value-type="float">
            <text:p>7249</text:p>
          </table:table-cell>
          <table:table-cell office:value-type="float" office:value="0" calcext:value-type="float">
            <text:p>0</text:p>
          </table:table-cell>
          <table:table-cell office:value-type="float" office:value="66.784612" calcext:value-type="float">
            <text:p>66.78461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389" calcext:value-type="float">
            <text:p>5389</text:p>
          </table:table-cell>
          <table:table-cell office:value-type="float" office:value="0" calcext:value-type="float">
            <text:p>0</text:p>
          </table:table-cell>
          <table:table-cell office:value-type="float" office:value="38.871799" calcext:value-type="float">
            <text:p>38.87179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office:value-type="float" office:value="44.57577" calcext:value-type="float">
            <text:p>44.5757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  <table:table-cell office:value-type="float" office:value="49.883415" calcext:value-type="float">
            <text:p>49.883415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7280" calcext:value-type="float">
            <text:p>7280</text:p>
          </table:table-cell>
          <table:table-cell office:value-type="float" office:value="0" calcext:value-type="float">
            <text:p>0</text:p>
          </table:table-cell>
          <table:table-cell office:value-type="float" office:value="58.26882" calcext:value-type="float">
            <text:p>58.2688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6404" calcext:value-type="float">
            <text:p>6404</text:p>
          </table:table-cell>
          <table:table-cell office:value-type="float" office:value="0" calcext:value-type="float">
            <text:p>0</text:p>
          </table:table-cell>
          <table:table-cell office:value-type="float" office:value="46.403006" calcext:value-type="float">
            <text:p>46.40300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office:value-type="float" office:value="48.853468" calcext:value-type="float">
            <text:p>48.85346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6246" calcext:value-type="float">
            <text:p>6246</text:p>
          </table:table-cell>
          <table:table-cell office:value-type="float" office:value="0" calcext:value-type="float">
            <text:p>0</text:p>
          </table:table-cell>
          <table:table-cell office:value-type="float" office:value="47.070722" calcext:value-type="float">
            <text:p>47.07072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8621" calcext:value-type="float">
            <text:p>8621</text:p>
          </table:table-cell>
          <table:table-cell office:value-type="float" office:value="0" calcext:value-type="float">
            <text:p>0</text:p>
          </table:table-cell>
          <table:table-cell office:value-type="float" office:value="54.187908" calcext:value-type="float">
            <text:p>54.18790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1" calcext:value-type="float">
            <text:p>2931</text:p>
          </table:table-cell>
          <table:table-cell office:value-type="float" office:value="3235" calcext:value-type="float">
            <text:p>3235</text:p>
          </table:table-cell>
          <table:table-cell office:value-type="float" office:value="9.397218" calcext:value-type="float">
            <text:p>9.397218</text:p>
          </table:table-cell>
          <table:table-cell office:value-type="float" office:value="62.399617" calcext:value-type="float">
            <text:p>62.39961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5876" calcext:value-type="float">
            <text:p>5876</text:p>
          </table:table-cell>
          <table:table-cell office:value-type="float" office:value="0" calcext:value-type="float">
            <text:p>0</text:p>
          </table:table-cell>
          <table:table-cell office:value-type="float" office:value="67.43523" calcext:value-type="float">
            <text:p>67.4352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78.369321" calcext:value-type="float">
            <text:p>78.36932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5589" calcext:value-type="float">
            <text:p>5589</text:p>
          </table:table-cell>
          <table:table-cell office:value-type="float" office:value="0" calcext:value-type="float">
            <text:p>0</text:p>
          </table:table-cell>
          <table:table-cell office:value-type="float" office:value="41.506634" calcext:value-type="float">
            <text:p>41.506634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5102" calcext:value-type="float">
            <text:p>5102</text:p>
          </table:table-cell>
          <table:table-cell office:value-type="float" office:value="0" calcext:value-type="float">
            <text:p>0</text:p>
          </table:table-cell>
          <table:table-cell office:value-type="float" office:value="44.581133" calcext:value-type="float">
            <text:p>44.581133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889" calcext:value-type="float">
            <text:p>4889</text:p>
          </table:table-cell>
          <table:table-cell office:value-type="float" office:value="0" calcext:value-type="float">
            <text:p>0</text:p>
          </table:table-cell>
          <table:table-cell office:value-type="float" office:value="58.053161" calcext:value-type="float">
            <text:p>58.053161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8358" calcext:value-type="float">
            <text:p>8358</text:p>
          </table:table-cell>
          <table:table-cell office:value-type="float" office:value="0" calcext:value-type="float">
            <text:p>0</text:p>
          </table:table-cell>
          <table:table-cell office:value-type="float" office:value="59.870982" calcext:value-type="float">
            <text:p>59.870982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6560" calcext:value-type="float">
            <text:p>6560</text:p>
          </table:table-cell>
          <table:table-cell office:value-type="float" office:value="0" calcext:value-type="float">
            <text:p>0</text:p>
          </table:table-cell>
          <table:table-cell office:value-type="float" office:value="53.061868" calcext:value-type="float">
            <text:p>53.061868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7042" calcext:value-type="float">
            <text:p>7042</text:p>
          </table:table-cell>
          <table:table-cell office:value-type="float" office:value="0" calcext:value-type="float">
            <text:p>0</text:p>
          </table:table-cell>
          <table:table-cell office:value-type="float" office:value="52.600263" calcext:value-type="float">
            <text:p>52.600263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8227" calcext:value-type="float">
            <text:p>8227</text:p>
          </table:table-cell>
          <table:table-cell office:value-type="float" office:value="0" calcext:value-type="float">
            <text:p>0</text:p>
          </table:table-cell>
          <table:table-cell office:value-type="float" office:value="51.780628" calcext:value-type="float">
            <text:p>51.780628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136" calcext:value-type="float">
            <text:p>4136</text:p>
          </table:table-cell>
          <table:table-cell office:value-type="float" office:value="0" calcext:value-type="float">
            <text:p>0</text:p>
          </table:table-cell>
          <table:table-cell office:value-type="float" office:value="42.074" calcext:value-type="float">
            <text:p>42.074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6673" calcext:value-type="float">
            <text:p>6673</text:p>
          </table:table-cell>
          <table:table-cell office:value-type="float" office:value="0" calcext:value-type="float">
            <text:p>0</text:p>
          </table:table-cell>
          <table:table-cell office:value-type="float" office:value="66.84742" calcext:value-type="float">
            <text:p>66.84742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7013" calcext:value-type="float">
            <text:p>7013</text:p>
          </table:table-cell>
          <table:table-cell office:value-type="float" office:value="0" calcext:value-type="float">
            <text:p>0</text:p>
          </table:table-cell>
          <table:table-cell office:value-type="float" office:value="51.388743" calcext:value-type="float">
            <text:p>51.388743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5583" calcext:value-type="float">
            <text:p>5583</text:p>
          </table:table-cell>
          <table:table-cell office:value-type="float" office:value="0" calcext:value-type="float">
            <text:p>0</text:p>
          </table:table-cell>
          <table:table-cell office:value-type="float" office:value="63.978359" calcext:value-type="float">
            <text:p>63.978359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  <table:table-cell office:value-type="float" office:value="42.385947" calcext:value-type="float">
            <text:p>42.385947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7290" calcext:value-type="float">
            <text:p>7290</text:p>
          </table:table-cell>
          <table:table-cell office:value-type="float" office:value="0" calcext:value-type="float">
            <text:p>0</text:p>
          </table:table-cell>
          <table:table-cell office:value-type="float" office:value="50.071388" calcext:value-type="float">
            <text:p>50.071388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50.666156" calcext:value-type="float">
            <text:p>50.666156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  <table:table-cell office:value-type="float" office:value="62.901432" calcext:value-type="float">
            <text:p>62.901432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49.701912" calcext:value-type="float">
            <text:p>49.701912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6227" calcext:value-type="float">
            <text:p>6227</text:p>
          </table:table-cell>
          <table:table-cell office:value-type="float" office:value="0" calcext:value-type="float">
            <text:p>0</text:p>
          </table:table-cell>
          <table:table-cell office:value-type="float" office:value="54.515584" calcext:value-type="float">
            <text:p>54.515584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4772" calcext:value-type="float">
            <text:p>4772</text:p>
          </table:table-cell>
          <table:table-cell office:value-type="float" office:value="0" calcext:value-type="float">
            <text:p>0</text:p>
          </table:table-cell>
          <table:table-cell office:value-type="float" office:value="56.844368" calcext:value-type="float">
            <text:p>56.844368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57.016404" calcext:value-type="float">
            <text:p>57.016404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8786" calcext:value-type="float">
            <text:p>8786</text:p>
          </table:table-cell>
          <table:table-cell office:value-type="float" office:value="0" calcext:value-type="float">
            <text:p>0</text:p>
          </table:table-cell>
          <table:table-cell office:value-type="float" office:value="59.629611" calcext:value-type="float">
            <text:p>59.629611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  <table:table-cell office:value-type="float" office:value="53.967734" calcext:value-type="float">
            <text:p>53.967734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5727" calcext:value-type="float">
            <text:p>5727</text:p>
          </table:table-cell>
          <table:table-cell office:value-type="float" office:value="0" calcext:value-type="float">
            <text:p>0</text:p>
          </table:table-cell>
          <table:table-cell office:value-type="float" office:value="58.445926" calcext:value-type="float">
            <text:p>58.445926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5366" calcext:value-type="float">
            <text:p>5366</text:p>
          </table:table-cell>
          <table:table-cell office:value-type="float" office:value="0" calcext:value-type="float">
            <text:p>0</text:p>
          </table:table-cell>
          <table:table-cell office:value-type="float" office:value="57.94696" calcext:value-type="float">
            <text:p>57.94696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54.5664" calcext:value-type="float">
            <text:p>54.5664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7986" calcext:value-type="float">
            <text:p>7986</text:p>
          </table:table-cell>
          <table:table-cell office:value-type="float" office:value="0" calcext:value-type="float">
            <text:p>0</text:p>
          </table:table-cell>
          <table:table-cell office:value-type="float" office:value="60.531975" calcext:value-type="float">
            <text:p>60.531975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0" calcext:value-type="float">
            <text:p>0</text:p>
          </table:table-cell>
          <table:table-cell office:value-type="float" office:value="56.254393" calcext:value-type="float">
            <text:p>56.254393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  <table:table-cell office:value-type="float" office:value="57.902143" calcext:value-type="float">
            <text:p>57.902143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5298" calcext:value-type="float">
            <text:p>5298</text:p>
          </table:table-cell>
          <table:table-cell office:value-type="float" office:value="0" calcext:value-type="float">
            <text:p>0</text:p>
          </table:table-cell>
          <table:table-cell office:value-type="float" office:value="52.929394" calcext:value-type="float">
            <text:p>52.929394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198" calcext:value-type="float">
            <text:p>4198</text:p>
          </table:table-cell>
          <table:table-cell office:value-type="float" office:value="4471" calcext:value-type="float">
            <text:p>4471</text:p>
          </table:table-cell>
          <table:table-cell office:value-type="float" office:value="6.106017" calcext:value-type="float">
            <text:p>6.106017</text:p>
          </table:table-cell>
          <table:table-cell office:value-type="float" office:value="62.796588" calcext:value-type="float">
            <text:p>62.796588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6589" calcext:value-type="float">
            <text:p>6589</text:p>
          </table:table-cell>
          <table:table-cell office:value-type="float" office:value="0" calcext:value-type="float">
            <text:p>0</text:p>
          </table:table-cell>
          <table:table-cell office:value-type="float" office:value="52.755234" calcext:value-type="float">
            <text:p>52.755234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6697" calcext:value-type="float">
            <text:p>6697</text:p>
          </table:table-cell>
          <table:table-cell office:value-type="float" office:value="0" calcext:value-type="float">
            <text:p>0</text:p>
          </table:table-cell>
          <table:table-cell office:value-type="float" office:value="51.333205" calcext:value-type="float">
            <text:p>51.333205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6029" calcext:value-type="float">
            <text:p>6029</text:p>
          </table:table-cell>
          <table:table-cell office:value-type="float" office:value="0" calcext:value-type="float">
            <text:p>0</text:p>
          </table:table-cell>
          <table:table-cell office:value-type="float" office:value="50.991224" calcext:value-type="float">
            <text:p>50.991224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  <table:table-cell office:value-type="float" office:value="56.697387" calcext:value-type="float">
            <text:p>56.697387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8351" calcext:value-type="float">
            <text:p>8351</text:p>
          </table:table-cell>
          <table:table-cell office:value-type="float" office:value="0" calcext:value-type="float">
            <text:p>0</text:p>
          </table:table-cell>
          <table:table-cell office:value-type="float" office:value="55.08319" calcext:value-type="float">
            <text:p>55.08319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5677" calcext:value-type="float">
            <text:p>5677</text:p>
          </table:table-cell>
          <table:table-cell office:value-type="float" office:value="0" calcext:value-type="float">
            <text:p>0</text:p>
          </table:table-cell>
          <table:table-cell office:value-type="float" office:value="50.901142" calcext:value-type="float">
            <text:p>50.901142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  <table:table-cell office:value-type="float" office:value="50.885707" calcext:value-type="float">
            <text:p>50.885707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6901" calcext:value-type="float">
            <text:p>6901</text:p>
          </table:table-cell>
          <table:table-cell office:value-type="float" office:value="0" calcext:value-type="float">
            <text:p>0</text:p>
          </table:table-cell>
          <table:table-cell office:value-type="float" office:value="68.2778" calcext:value-type="float">
            <text:p>68.2778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6010" calcext:value-type="float">
            <text:p>6010</text:p>
          </table:table-cell>
          <table:table-cell office:value-type="float" office:value="0" calcext:value-type="float">
            <text:p>0</text:p>
          </table:table-cell>
          <table:table-cell office:value-type="float" office:value="60.744902" calcext:value-type="float">
            <text:p>60.744902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office:value-type="float" office:value="57.514971" calcext:value-type="float">
            <text:p>57.514971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6512" calcext:value-type="float">
            <text:p>6512</text:p>
          </table:table-cell>
          <table:table-cell office:value-type="float" office:value="0" calcext:value-type="float">
            <text:p>0</text:p>
          </table:table-cell>
          <table:table-cell office:value-type="float" office:value="56.245597" calcext:value-type="float">
            <text:p>56.245597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5992" calcext:value-type="float">
            <text:p>5992</text:p>
          </table:table-cell>
          <table:table-cell office:value-type="float" office:value="0" calcext:value-type="float">
            <text:p>0</text:p>
          </table:table-cell>
          <table:table-cell office:value-type="float" office:value="52.812704" calcext:value-type="float">
            <text:p>52.812704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261" calcext:value-type="float">
            <text:p>6261</text:p>
          </table:table-cell>
          <table:table-cell office:value-type="float" office:value="0" calcext:value-type="float">
            <text:p>0</text:p>
          </table:table-cell>
          <table:table-cell office:value-type="float" office:value="52.839991" calcext:value-type="float">
            <text:p>52.839991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17" calcext:value-type="float">
            <text:p>4017</text:p>
          </table:table-cell>
          <table:table-cell office:value-type="float" office:value="4183" calcext:value-type="float">
            <text:p>4183</text:p>
          </table:table-cell>
          <table:table-cell office:value-type="float" office:value="3.968444" calcext:value-type="float">
            <text:p>3.968444</text:p>
          </table:table-cell>
          <table:table-cell office:value-type="float" office:value="71.67739" calcext:value-type="float">
            <text:p>71.67739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1.43185" calcext:value-type="float">
            <text:p>51.43185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7910" calcext:value-type="float">
            <text:p>7910</text:p>
          </table:table-cell>
          <table:table-cell office:value-type="float" office:value="0" calcext:value-type="float">
            <text:p>0</text:p>
          </table:table-cell>
          <table:table-cell office:value-type="float" office:value="59.582115" calcext:value-type="float">
            <text:p>59.582115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6897" calcext:value-type="float">
            <text:p>6897</text:p>
          </table:table-cell>
          <table:table-cell office:value-type="float" office:value="0" calcext:value-type="float">
            <text:p>0</text:p>
          </table:table-cell>
          <table:table-cell office:value-type="float" office:value="52.510773" calcext:value-type="float">
            <text:p>52.510773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  <table:table-cell office:value-type="float" office:value="51.02716" calcext:value-type="float">
            <text:p>51.0271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8373" calcext:value-type="float">
            <text:p>8373</text:p>
          </table:table-cell>
          <table:table-cell office:value-type="float" office:value="0" calcext:value-type="float">
            <text:p>0</text:p>
          </table:table-cell>
          <table:table-cell office:value-type="float" office:value="53.538032" calcext:value-type="float">
            <text:p>53.538032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7247" calcext:value-type="float">
            <text:p>7247</text:p>
          </table:table-cell>
          <table:table-cell office:value-type="float" office:value="0" calcext:value-type="float">
            <text:p>0</text:p>
          </table:table-cell>
          <table:table-cell office:value-type="float" office:value="40.011942" calcext:value-type="float">
            <text:p>40.011942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office:value-type="float" office:value="67.651515" calcext:value-type="float">
            <text:p>67.651515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7177" calcext:value-type="float">
            <text:p>7177</text:p>
          </table:table-cell>
          <table:table-cell office:value-type="float" office:value="0" calcext:value-type="float">
            <text:p>0</text:p>
          </table:table-cell>
          <table:table-cell office:value-type="float" office:value="54.539395" calcext:value-type="float">
            <text:p>54.539395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6239" calcext:value-type="float">
            <text:p>6239</text:p>
          </table:table-cell>
          <table:table-cell office:value-type="float" office:value="0" calcext:value-type="float">
            <text:p>0</text:p>
          </table:table-cell>
          <table:table-cell office:value-type="float" office:value="60.485263" calcext:value-type="float">
            <text:p>60.485263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  <table:table-cell office:value-type="float" office:value="50.129952" calcext:value-type="float">
            <text:p>50.129952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7088" calcext:value-type="float">
            <text:p>7088</text:p>
          </table:table-cell>
          <table:table-cell office:value-type="float" office:value="0" calcext:value-type="float">
            <text:p>0</text:p>
          </table:table-cell>
          <table:table-cell office:value-type="float" office:value="70.42806" calcext:value-type="float">
            <text:p>70.42806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7144" calcext:value-type="float">
            <text:p>7144</text:p>
          </table:table-cell>
          <table:table-cell office:value-type="float" office:value="0" calcext:value-type="float">
            <text:p>0</text:p>
          </table:table-cell>
          <table:table-cell office:value-type="float" office:value="53.71683" calcext:value-type="float">
            <text:p>53.71683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6778" calcext:value-type="float">
            <text:p>6778</text:p>
          </table:table-cell>
          <table:table-cell office:value-type="float" office:value="0" calcext:value-type="float">
            <text:p>0</text:p>
          </table:table-cell>
          <table:table-cell office:value-type="float" office:value="51.491786" calcext:value-type="float">
            <text:p>51.491786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6990" calcext:value-type="float">
            <text:p>6990</text:p>
          </table:table-cell>
          <table:table-cell office:value-type="float" office:value="0" calcext:value-type="float">
            <text:p>0</text:p>
          </table:table-cell>
          <table:table-cell office:value-type="float" office:value="41.915359" calcext:value-type="float">
            <text:p>41.915359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5891" calcext:value-type="float">
            <text:p>5891</text:p>
          </table:table-cell>
          <table:table-cell office:value-type="float" office:value="0" calcext:value-type="float">
            <text:p>0</text:p>
          </table:table-cell>
          <table:table-cell office:value-type="float" office:value="41.121618" calcext:value-type="float">
            <text:p>41.121618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6663" calcext:value-type="float">
            <text:p>6663</text:p>
          </table:table-cell>
          <table:table-cell office:value-type="float" office:value="0" calcext:value-type="float">
            <text:p>0</text:p>
          </table:table-cell>
          <table:table-cell office:value-type="float" office:value="58.797357" calcext:value-type="float">
            <text:p>58.797357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6255" calcext:value-type="float">
            <text:p>6255</text:p>
          </table:table-cell>
          <table:table-cell office:value-type="float" office:value="0" calcext:value-type="float">
            <text:p>0</text:p>
          </table:table-cell>
          <table:table-cell office:value-type="float" office:value="40.770217" calcext:value-type="float">
            <text:p>40.770217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6913" calcext:value-type="float">
            <text:p>6913</text:p>
          </table:table-cell>
          <table:table-cell office:value-type="float" office:value="0" calcext:value-type="float">
            <text:p>0</text:p>
          </table:table-cell>
          <table:table-cell office:value-type="float" office:value="53.519206" calcext:value-type="float">
            <text:p>53.519206</text:p>
          </table:table-cell>
          <table:table-cell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45.345859" calcext:value-type="float">
            <text:p>45.345859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8388" calcext:value-type="float">
            <text:p>8388</text:p>
          </table:table-cell>
          <table:table-cell office:value-type="float" office:value="0" calcext:value-type="float">
            <text:p>0</text:p>
          </table:table-cell>
          <table:table-cell office:value-type="float" office:value="53.1613" calcext:value-type="float">
            <text:p>53.1613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6871" calcext:value-type="float">
            <text:p>6871</text:p>
          </table:table-cell>
          <table:table-cell office:value-type="float" office:value="0" calcext:value-type="float">
            <text:p>0</text:p>
          </table:table-cell>
          <table:table-cell office:value-type="float" office:value="55.767297" calcext:value-type="float">
            <text:p>55.767297</text:p>
          </table:table-cell>
          <table:table-cell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6585" calcext:value-type="float">
            <text:p>6585</text:p>
          </table:table-cell>
          <table:table-cell office:value-type="float" office:value="0" calcext:value-type="float">
            <text:p>0</text:p>
          </table:table-cell>
          <table:table-cell office:value-type="float" office:value="54.4364" calcext:value-type="float">
            <text:p>54.4364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office:value-type="float" office:value="55.244806" calcext:value-type="float">
            <text:p>55.244806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5601" calcext:value-type="float">
            <text:p>5601</text:p>
          </table:table-cell>
          <table:table-cell office:value-type="float" office:value="0" calcext:value-type="float">
            <text:p>0</text:p>
          </table:table-cell>
          <table:table-cell office:value-type="float" office:value="51.189891" calcext:value-type="float">
            <text:p>51.189891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7661" calcext:value-type="float">
            <text:p>7661</text:p>
          </table:table-cell>
          <table:table-cell office:value-type="float" office:value="0" calcext:value-type="float">
            <text:p>0</text:p>
          </table:table-cell>
          <table:table-cell office:value-type="float" office:value="39.104167" calcext:value-type="float">
            <text:p>39.104167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office:value-type="float" office:value="45.421245" calcext:value-type="float">
            <text:p>45.421245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office:value-type="float" office:value="37.376774" calcext:value-type="float">
            <text:p>37.376774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6414" calcext:value-type="float">
            <text:p>6414</text:p>
          </table:table-cell>
          <table:table-cell office:value-type="float" office:value="0" calcext:value-type="float">
            <text:p>0</text:p>
          </table:table-cell>
          <table:table-cell office:value-type="float" office:value="50.307507" calcext:value-type="float">
            <text:p>50.307507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7164" calcext:value-type="float">
            <text:p>7164</text:p>
          </table:table-cell>
          <table:table-cell office:value-type="float" office:value="0" calcext:value-type="float">
            <text:p>0</text:p>
          </table:table-cell>
          <table:table-cell office:value-type="float" office:value="54.274941" calcext:value-type="float">
            <text:p>54.274941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72.224143" calcext:value-type="float">
            <text:p>72.224143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6998" calcext:value-type="float">
            <text:p>6998</text:p>
          </table:table-cell>
          <table:table-cell office:value-type="float" office:value="0" calcext:value-type="float">
            <text:p>0</text:p>
          </table:table-cell>
          <table:table-cell office:value-type="float" office:value="54.740165" calcext:value-type="float">
            <text:p>54.740165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6052" calcext:value-type="float">
            <text:p>6052</text:p>
          </table:table-cell>
          <table:table-cell office:value-type="float" office:value="0" calcext:value-type="float">
            <text:p>0</text:p>
          </table:table-cell>
          <table:table-cell office:value-type="float" office:value="50.892077" calcext:value-type="float">
            <text:p>50.892077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4867" calcext:value-type="float">
            <text:p>4867</text:p>
          </table:table-cell>
          <table:table-cell office:value-type="float" office:value="0" calcext:value-type="float">
            <text:p>0</text:p>
          </table:table-cell>
          <table:table-cell office:value-type="float" office:value="49.081818" calcext:value-type="float">
            <text:p>49.081818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7425" calcext:value-type="float">
            <text:p>7425</text:p>
          </table:table-cell>
          <table:table-cell office:value-type="float" office:value="0" calcext:value-type="float">
            <text:p>0</text:p>
          </table:table-cell>
          <table:table-cell office:value-type="float" office:value="51.017531" calcext:value-type="float">
            <text:p>51.017531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office:value-type="float" office:value="54.092761" calcext:value-type="float">
            <text:p>54.092761</text:p>
          </table:table-cell>
          <table:table-cell table:number-columns-repeated="101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  <table:table-cell office:value-type="float" office:value="53.382954" calcext:value-type="float">
            <text:p>53.382954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  <table:table-cell office:value-type="float" office:value="40.940333" calcext:value-type="float">
            <text:p>40.940333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7832" calcext:value-type="float">
            <text:p>7832</text:p>
          </table:table-cell>
          <table:table-cell office:value-type="float" office:value="0" calcext:value-type="float">
            <text:p>0</text:p>
          </table:table-cell>
          <table:table-cell office:value-type="float" office:value="56.785433" calcext:value-type="float">
            <text:p>56.785433</text:p>
          </table:table-cell>
          <table:table-cell table:number-columns-repeated="101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66.476274" calcext:value-type="float">
            <text:p>66.476274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office:value-type="float" office:value="57.569881" calcext:value-type="float">
            <text:p>57.569881</text:p>
          </table:table-cell>
          <table:table-cell table:number-columns-repeated="101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6028" calcext:value-type="float">
            <text:p>6028</text:p>
          </table:table-cell>
          <table:table-cell office:value-type="float" office:value="0" calcext:value-type="float">
            <text:p>0</text:p>
          </table:table-cell>
          <table:table-cell office:value-type="float" office:value="59.922292" calcext:value-type="float">
            <text:p>59.922292</text:p>
          </table:table-cell>
          <table:table-cell table:number-columns-repeated="101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6089" calcext:value-type="float">
            <text:p>6089</text:p>
          </table:table-cell>
          <table:table-cell office:value-type="float" office:value="0" calcext:value-type="float">
            <text:p>0</text:p>
          </table:table-cell>
          <table:table-cell office:value-type="float" office:value="54.717105" calcext:value-type="float">
            <text:p>54.717105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6196" calcext:value-type="float">
            <text:p>6196</text:p>
          </table:table-cell>
          <table:table-cell office:value-type="float" office:value="0" calcext:value-type="float">
            <text:p>0</text:p>
          </table:table-cell>
          <table:table-cell office:value-type="float" office:value="66.922801" calcext:value-type="float">
            <text:p>66.922801</text:p>
          </table:table-cell>
          <table:table-cell table:number-columns-repeated="101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  <table:table-cell office:value-type="float" office:value="70.318146" calcext:value-type="float">
            <text:p>70.318146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5824" calcext:value-type="float">
            <text:p>5824</text:p>
          </table:table-cell>
          <table:table-cell office:value-type="float" office:value="0" calcext:value-type="float">
            <text:p>0</text:p>
          </table:table-cell>
          <table:table-cell office:value-type="float" office:value="60.371137" calcext:value-type="float">
            <text:p>60.371137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9295" calcext:value-type="float">
            <text:p>9295</text:p>
          </table:table-cell>
          <table:table-cell office:value-type="float" office:value="0" calcext:value-type="float">
            <text:p>0</text:p>
          </table:table-cell>
          <table:table-cell office:value-type="float" office:value="51.177242" calcext:value-type="float">
            <text:p>51.177242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6992" calcext:value-type="float">
            <text:p>6992</text:p>
          </table:table-cell>
          <table:table-cell office:value-type="float" office:value="0" calcext:value-type="float">
            <text:p>0</text:p>
          </table:table-cell>
          <table:table-cell office:value-type="float" office:value="45.053571" calcext:value-type="float">
            <text:p>45.053571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7442" calcext:value-type="float">
            <text:p>7442</text:p>
          </table:table-cell>
          <table:table-cell office:value-type="float" office:value="0" calcext:value-type="float">
            <text:p>0</text:p>
          </table:table-cell>
          <table:table-cell office:value-type="float" office:value="53.742581" calcext:value-type="float">
            <text:p>53.742581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7644" calcext:value-type="float">
            <text:p>7644</text:p>
          </table:table-cell>
          <table:table-cell office:value-type="float" office:value="0" calcext:value-type="float">
            <text:p>0</text:p>
          </table:table-cell>
          <table:table-cell office:value-type="float" office:value="53.278281" calcext:value-type="float">
            <text:p>53.278281</text:p>
          </table:table-cell>
          <table:table-cell table:number-columns-repeated="101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5699" calcext:value-type="float">
            <text:p>5699</text:p>
          </table:table-cell>
          <table:table-cell office:value-type="float" office:value="0" calcext:value-type="float">
            <text:p>0</text:p>
          </table:table-cell>
          <table:table-cell office:value-type="float" office:value="48.102116" calcext:value-type="float">
            <text:p>48.102116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6096" calcext:value-type="float">
            <text:p>6096</text:p>
          </table:table-cell>
          <table:table-cell office:value-type="float" office:value="0" calcext:value-type="float">
            <text:p>0</text:p>
          </table:table-cell>
          <table:table-cell office:value-type="float" office:value="45.67101" calcext:value-type="float">
            <text:p>45.67101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5327" calcext:value-type="float">
            <text:p>5327</text:p>
          </table:table-cell>
          <table:table-cell office:value-type="float" office:value="0" calcext:value-type="float">
            <text:p>0</text:p>
          </table:table-cell>
          <table:table-cell office:value-type="float" office:value="51.845065" calcext:value-type="float">
            <text:p>51.845065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7361" calcext:value-type="float">
            <text:p>7361</text:p>
          </table:table-cell>
          <table:table-cell office:value-type="float" office:value="0" calcext:value-type="float">
            <text:p>0</text:p>
          </table:table-cell>
          <table:table-cell office:value-type="float" office:value="41.901918" calcext:value-type="float">
            <text:p>41.901918</text:p>
          </table:table-cell>
          <table:table-cell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4862" calcext:value-type="float">
            <text:p>4862</text:p>
          </table:table-cell>
          <table:table-cell office:value-type="float" office:value="0" calcext:value-type="float">
            <text:p>0</text:p>
          </table:table-cell>
          <table:table-cell office:value-type="float" office:value="45.637513" calcext:value-type="float">
            <text:p>45.637513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6709" calcext:value-type="float">
            <text:p>6709</text:p>
          </table:table-cell>
          <table:table-cell office:value-type="float" office:value="0" calcext:value-type="float">
            <text:p>0</text:p>
          </table:table-cell>
          <table:table-cell office:value-type="float" office:value="52.766313" calcext:value-type="float">
            <text:p>52.766313</text:p>
          </table:table-cell>
          <table:table-cell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7295" calcext:value-type="float">
            <text:p>7295</text:p>
          </table:table-cell>
          <table:table-cell office:value-type="float" office:value="0" calcext:value-type="float">
            <text:p>0</text:p>
          </table:table-cell>
          <table:table-cell office:value-type="float" office:value="51.405494" calcext:value-type="float">
            <text:p>51.405494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4.6568" calcext:value-type="float">
            <text:p>54.6568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office:value-type="float" office:value="53.628066" calcext:value-type="float">
            <text:p>53.628066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5946" calcext:value-type="float">
            <text:p>5946</text:p>
          </table:table-cell>
          <table:table-cell office:value-type="float" office:value="0" calcext:value-type="float">
            <text:p>0</text:p>
          </table:table-cell>
          <table:table-cell office:value-type="float" office:value="55.29218" calcext:value-type="float">
            <text:p>55.29218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42.633493" calcext:value-type="float">
            <text:p>42.633493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66.749127" calcext:value-type="float">
            <text:p>66.749127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442" calcext:value-type="float">
            <text:p>3442</text:p>
          </table:table-cell>
          <table:table-cell office:value-type="float" office:value="0" calcext:value-type="float">
            <text:p>0</text:p>
          </table:table-cell>
          <table:table-cell office:value-type="float" office:value="48.677404" calcext:value-type="float">
            <text:p>48.677404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  <table:table-cell office:value-type="float" office:value="51.610851" calcext:value-type="float">
            <text:p>51.610851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40.170114" calcext:value-type="float">
            <text:p>40.170114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float" office:value="59.675486" calcext:value-type="float">
            <text:p>59.675486</text:p>
          </table:table-cell>
          <table:table-cell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 office:value-type="float" office:value="51.987631" calcext:value-type="float">
            <text:p>51.987631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51.102556" calcext:value-type="float">
            <text:p>51.102556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51.578054" calcext:value-type="float">
            <text:p>51.578054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9.353804" calcext:value-type="float">
            <text:p>59.353804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56.319891" calcext:value-type="float">
            <text:p>56.319891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13" calcext:value-type="float">
            <text:p>2413</text:p>
          </table:table-cell>
          <table:table-cell office:value-type="float" office:value="2498" calcext:value-type="float">
            <text:p>2498</text:p>
          </table:table-cell>
          <table:table-cell office:value-type="float" office:value="3.402722" calcext:value-type="float">
            <text:p>3.402722</text:p>
          </table:table-cell>
          <table:table-cell office:value-type="float" office:value="62.187795" calcext:value-type="float">
            <text:p>62.187795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52.114658" calcext:value-type="float">
            <text:p>52.114658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3829" calcext:value-type="float">
            <text:p>3829</text:p>
          </table:table-cell>
          <table:table-cell office:value-type="float" office:value="0" calcext:value-type="float">
            <text:p>0</text:p>
          </table:table-cell>
          <table:table-cell office:value-type="float" office:value="56.386238" calcext:value-type="float">
            <text:p>56.386238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float" office:value="42.278331" calcext:value-type="float">
            <text:p>42.27833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 office:value-type="float" office:value="51.119338" calcext:value-type="float">
            <text:p>51.119338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  <table:table-cell office:value-type="float" office:value="61.615141" calcext:value-type="float">
            <text:p>61.615141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3439" calcext:value-type="float">
            <text:p>3439</text:p>
          </table:table-cell>
          <table:table-cell office:value-type="float" office:value="0" calcext:value-type="float">
            <text:p>0</text:p>
          </table:table-cell>
          <table:table-cell office:value-type="float" office:value="50.573355" calcext:value-type="float">
            <text:p>50.573355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38.633528" calcext:value-type="float">
            <text:p>38.633528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  <table:table-cell office:value-type="float" office:value="48.568867" calcext:value-type="float">
            <text:p>48.568867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4098" calcext:value-type="float">
            <text:p>4098</text:p>
          </table:table-cell>
          <table:table-cell office:value-type="float" office:value="0" calcext:value-type="float">
            <text:p>0</text:p>
          </table:table-cell>
          <table:table-cell office:value-type="float" office:value="55.459324" calcext:value-type="float">
            <text:p>55.459324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  <table:table-cell office:value-type="float" office:value="34.372503" calcext:value-type="float">
            <text:p>34.372503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office:value-type="float" office:value="67.175894" calcext:value-type="float">
            <text:p>67.175894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office:value-type="float" office:value="50.7484" calcext:value-type="float">
            <text:p>50.7484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56.952182" calcext:value-type="float">
            <text:p>56.952182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70.66197" calcext:value-type="float">
            <text:p>70.66197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  <table:table-cell office:value-type="float" office:value="47.615371" calcext:value-type="float">
            <text:p>47.615371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46.017869" calcext:value-type="float">
            <text:p>46.017869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42.928997" calcext:value-type="float">
            <text:p>42.928997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  <table:table-cell office:value-type="float" office:value="35.234465" calcext:value-type="float">
            <text:p>35.234465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  <table:table-cell office:value-type="float" office:value="52.427783" calcext:value-type="float">
            <text:p>52.427783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45.123304" calcext:value-type="float">
            <text:p>45.123304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 office:value-type="float" office:value="81.52311" calcext:value-type="float">
            <text:p>81.52311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63.215963" calcext:value-type="float">
            <text:p>63.215963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office:value-type="float" office:value="56.526275" calcext:value-type="float">
            <text:p>56.526275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61.26132" calcext:value-type="float">
            <text:p>61.26132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 office:value-type="float" office:value="56.92774" calcext:value-type="float">
            <text:p>56.92774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  <table:table-cell office:value-type="float" office:value="61.207405" calcext:value-type="float">
            <text:p>61.207405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52.004142" calcext:value-type="float">
            <text:p>52.004142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 office:value-type="float" office:value="44.861325" calcext:value-type="float">
            <text:p>44.861325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float" office:value="55.854348" calcext:value-type="float">
            <text:p>55.854348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56.153784" calcext:value-type="float">
            <text:p>56.153784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  <table:table-cell office:value-type="float" office:value="47.016794" calcext:value-type="float">
            <text:p>47.016794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14" calcext:value-type="float">
            <text:p>1814</text:p>
          </table:table-cell>
          <table:table-cell office:value-type="float" office:value="1878" calcext:value-type="float">
            <text:p>1878</text:p>
          </table:table-cell>
          <table:table-cell office:value-type="float" office:value="3.407881" calcext:value-type="float">
            <text:p>3.407881</text:p>
          </table:table-cell>
          <table:table-cell office:value-type="float" office:value="65.207173" calcext:value-type="float">
            <text:p>65.207173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float" office:value="57.982297" calcext:value-type="float">
            <text:p>57.982297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  <table:table-cell office:value-type="float" office:value="45.225293" calcext:value-type="float">
            <text:p>45.225293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4119" calcext:value-type="float">
            <text:p>4119</text:p>
          </table:table-cell>
          <table:table-cell office:value-type="float" office:value="0" calcext:value-type="float">
            <text:p>0</text:p>
          </table:table-cell>
          <table:table-cell office:value-type="float" office:value="59.980341" calcext:value-type="float">
            <text:p>59.980341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56.363388" calcext:value-type="float">
            <text:p>56.363388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53.462917" calcext:value-type="float">
            <text:p>53.462917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983" calcext:value-type="float">
            <text:p>3983</text:p>
          </table:table-cell>
          <table:table-cell office:value-type="float" office:value="0" calcext:value-type="float">
            <text:p>0</text:p>
          </table:table-cell>
          <table:table-cell office:value-type="float" office:value="49.849476" calcext:value-type="float">
            <text:p>49.849476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office:value-type="float" office:value="47.232247" calcext:value-type="float">
            <text:p>47.232247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  <table:table-cell office:value-type="float" office:value="41.024851" calcext:value-type="float">
            <text:p>41.024851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56.824872" calcext:value-type="float">
            <text:p>56.824872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  <table:table-cell office:value-type="float" office:value="42.701345" calcext:value-type="float">
            <text:p>42.701345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64.605083" calcext:value-type="float">
            <text:p>64.605083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float" office:value="52.166428" calcext:value-type="float">
            <text:p>52.166428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 office:value-type="float" office:value="40.656912" calcext:value-type="float">
            <text:p>40.656912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48.715302" calcext:value-type="float">
            <text:p>48.715302</text:p>
          </table:table-cell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  <table:table-cell office:value-type="float" office:value="52.866167" calcext:value-type="float">
            <text:p>52.866167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5.54714" calcext:value-type="float">
            <text:p>55.54714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48.896188" calcext:value-type="float">
            <text:p>48.896188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  <table:table-cell office:value-type="float" office:value="54.743731" calcext:value-type="float">
            <text:p>54.743731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  <table:table-cell office:value-type="float" office:value="52.996921" calcext:value-type="float">
            <text:p>52.996921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  <table:table-cell office:value-type="float" office:value="52.74573" calcext:value-type="float">
            <text:p>52.74573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  <table:table-cell office:value-type="float" office:value="64.671569" calcext:value-type="float">
            <text:p>64.671569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47.429843" calcext:value-type="float">
            <text:p>47.429843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float" office:value="48.788241" calcext:value-type="float">
            <text:p>48.788241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office:value-type="float" office:value="50.068745" calcext:value-type="float">
            <text:p>50.068745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 office:value-type="float" office:value="45.219918" calcext:value-type="float">
            <text:p>45.219918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  <table:table-cell office:value-type="float" office:value="55.119819" calcext:value-type="float">
            <text:p>55.119819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4077" calcext:value-type="float">
            <text:p>4077</text:p>
          </table:table-cell>
          <table:table-cell office:value-type="float" office:value="0" calcext:value-type="float">
            <text:p>0</text:p>
          </table:table-cell>
          <table:table-cell office:value-type="float" office:value="43.583835" calcext:value-type="float">
            <text:p>43.583835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0" calcext:value-type="float">
            <text:p>0</text:p>
          </table:table-cell>
          <table:table-cell office:value-type="float" office:value="50.178146" calcext:value-type="float">
            <text:p>50.178146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  <table:table-cell office:value-type="float" office:value="62.702873" calcext:value-type="float">
            <text:p>62.702873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52.210769" calcext:value-type="float">
            <text:p>52.210769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 office:value-type="float" office:value="54.212497" calcext:value-type="float">
            <text:p>54.212497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  <table:table-cell office:value-type="float" office:value="48.236463" calcext:value-type="float">
            <text:p>48.236463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45.65544" calcext:value-type="float">
            <text:p>45.65544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office:value-type="float" office:value="61.802143" calcext:value-type="float">
            <text:p>61.802143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 office:value-type="float" office:value="48.716817" calcext:value-type="float">
            <text:p>48.716817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3847" calcext:value-type="float">
            <text:p>3847</text:p>
          </table:table-cell>
          <table:table-cell office:value-type="float" office:value="0" calcext:value-type="float">
            <text:p>0</text:p>
          </table:table-cell>
          <table:table-cell office:value-type="float" office:value="56.935474" calcext:value-type="float">
            <text:p>56.935474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  <table:table-cell office:value-type="float" office:value="53.948509" calcext:value-type="float">
            <text:p>53.948509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2.464298" calcext:value-type="float">
            <text:p>52.464298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48.520557" calcext:value-type="float">
            <text:p>48.520557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office:value-type="float" office:value="48.581442" calcext:value-type="float">
            <text:p>48.581442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  <table:table-cell office:value-type="float" office:value="55.375859" calcext:value-type="float">
            <text:p>55.375859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  <table:table-cell office:value-type="float" office:value="48.425694" calcext:value-type="float">
            <text:p>48.425694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0" calcext:value-type="float">
            <text:p>0</text:p>
          </table:table-cell>
          <table:table-cell office:value-type="float" office:value="72.808443" calcext:value-type="float">
            <text:p>72.808443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 office:value-type="float" office:value="44.458186" calcext:value-type="float">
            <text:p>44.458186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53.723547" calcext:value-type="float">
            <text:p>53.723547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66.983311" calcext:value-type="float">
            <text:p>66.983311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782368" calcext:value-type="float">
            <text:p>52.782368</text:p>
          </table:table-cell>
          <table:table-cell table:number-columns-repeated="101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3668" calcext:value-type="float">
            <text:p>3668</text:p>
          </table:table-cell>
          <table:table-cell office:value-type="float" office:value="0" calcext:value-type="float">
            <text:p>0</text:p>
          </table:table-cell>
          <table:table-cell office:value-type="float" office:value="55.616985" calcext:value-type="float">
            <text:p>55.616985</text:p>
          </table:table-cell>
          <table:table-cell table:number-columns-repeated="101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  <table:table-cell office:value-type="float" office:value="49.357837" calcext:value-type="float">
            <text:p>49.357837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  <table:table-cell office:value-type="float" office:value="60.944021" calcext:value-type="float">
            <text:p>60.944021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office:value-type="float" office:value="47.151093" calcext:value-type="float">
            <text:p>47.151093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41.034784" calcext:value-type="float">
            <text:p>41.034784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3681" calcext:value-type="float">
            <text:p>3681</text:p>
          </table:table-cell>
          <table:table-cell office:value-type="float" office:value="0" calcext:value-type="float">
            <text:p>0</text:p>
          </table:table-cell>
          <table:table-cell office:value-type="float" office:value="68.737429" calcext:value-type="float">
            <text:p>68.737429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  <table:table-cell office:value-type="float" office:value="59.018579" calcext:value-type="float">
            <text:p>59.018579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84" calcext:value-type="float">
            <text:p>2484</text:p>
          </table:table-cell>
          <table:table-cell office:value-type="float" office:value="2497" calcext:value-type="float">
            <text:p>2497</text:p>
          </table:table-cell>
          <table:table-cell office:value-type="float" office:value="0.520625" calcext:value-type="float">
            <text:p>0.520625</text:p>
          </table:table-cell>
          <table:table-cell office:value-type="float" office:value="62.608163" calcext:value-type="float">
            <text:p>62.60816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31T15:51:32.985474904</dc:date>
    <meta:editing-duration>PT12M14S</meta:editing-duration>
    <meta:editing-cycles>2</meta:editing-cycles>
    <meta:generator>LibreOffice/6.4.7.2$Linux_X86_64 LibreOffice_project/40$Build-2</meta:generator>
    <meta:document-statistic meta:table-count="1" meta:cell-count="2015" meta:object-count="0"/>
  </office:meta>
</office:document-meta>
</file>